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IN"/>
    </style:style>
    <style:style style:name="P2" style:family="paragraph" style:parent-style-name="Preformatted_20_Text">
      <style:paragraph-properties fo:margin-top="0cm" fo:margin-bottom="0.499cm" loext:contextual-spacing="false"/>
      <style:text-properties fo:language="en" fo:country="IN"/>
    </style:style>
    <style:style style:name="T1" style:family="text">
      <style:text-properties fo:language="en" fo:country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LC1"/>using System;</text:p>
      <text:p text:style-name="P1"><text:bookmark text:name="LC2"/>using System.Collections.Generic;</text:p>
      <text:p text:style-name="P1"><text:bookmark text:name="LC3"/>using System.ComponentModel;</text:p>
      <text:p text:style-name="P1"><text:bookmark text:name="LC4"/>using System.Data;</text:p>
      <text:p text:style-name="P1"><text:bookmark text:name="LC5"/>using System.Drawing;</text:p>
      <text:p text:style-name="P1"><text:bookmark text:name="LC6"/>using System.Linq;</text:p>
      <text:p text:style-name="P1"><text:bookmark text:name="LC7"/>using System.Text;</text:p>
      <text:p text:style-name="P1"><text:bookmark text:name="LC8"/>using System.Threading.Tasks;</text:p>
      <text:p text:style-name="P1"><text:bookmark text:name="LC9"/>using System.Windows.Forms;</text:p>
      <text:p text:style-name="P1"><text:bookmark text:name="LC10"/>using System.Data.SqlClient;</text:p>
      <text:p text:style-name="Preformatted_20_Text"><text:bookmark text:name="LC11"/></text:p>
      <text:p text:style-name="P1"><text:bookmark text:name="LC12"/>namespace WinSMSdb</text:p>
      <text:p text:style-name="P1"><text:bookmark text:name="LC13"/>{</text:p>
      <text:p text:style-name="Preformatted_20_Text"><text:bookmark text:name="LC14"/><text:s text:c="4"/><text:span text:style-name="T1">public partial class Form1 : Form</text:span></text:p>
      <text:p text:style-name="Preformatted_20_Text"><text:bookmark text:name="LC15"/><text:s text:c="4"/><text:span text:style-name="T1">{</text:span></text:p>
      <text:p text:style-name="Preformatted_20_Text"><text:bookmark text:name="LC16"/><text:s text:c="8"/><text:span text:style-name="T1">public Form1()</text:span></text:p>
      <text:p text:style-name="Preformatted_20_Text"><text:bookmark text:name="LC17"/><text:s text:c="8"/><text:span text:style-name="T1">{</text:span></text:p>
      <text:p text:style-name="Preformatted_20_Text"><text:bookmark text:name="LC18"/><text:s text:c="12"/><text:span text:style-name="T1">InitializeComponent();</text:span></text:p>
      <text:p text:style-name="Preformatted_20_Text"><text:bookmark text:name="LC19"/><text:s text:c="8"/><text:span text:style-name="T1">}</text:span></text:p>
      <text:p text:style-name="Preformatted_20_Text"><text:bookmark text:name="LC20"/></text:p>
      <text:p text:style-name="Preformatted_20_Text"><text:bookmark text:name="LC21"/><text:s text:c="8"/><text:span text:style-name="T1">private void Form1_Load(object sender, EventArgs e)</text:span></text:p>
      <text:p text:style-name="Preformatted_20_Text"><text:bookmark text:name="LC22"/><text:s text:c="8"/><text:span text:style-name="T1">{</text:span></text:p>
      <text:p text:style-name="Preformatted_20_Text"><text:bookmark text:name="LC23"/></text:p>
      <text:p text:style-name="Preformatted_20_Text"><text:bookmark text:name="LC24"/><text:s text:c="8"/><text:span text:style-name="T1">}</text:span></text:p>
      <text:p text:style-name="Preformatted_20_Text"><text:bookmark text:name="LC25"/></text:p>
      <text:p text:style-name="Preformatted_20_Text"><text:bookmark text:name="LC26"/><text:s text:c="8"/><text:span text:style-name="T1">private void button2_Click(object sender, EventArgs e)</text:span></text:p>
      <text:p text:style-name="Preformatted_20_Text"><text:bookmark text:name="LC27"/><text:s text:c="8"/><text:span text:style-name="T1">{</text:span></text:p>
      <text:p text:style-name="Preformatted_20_Text"><text:bookmark text:name="LC28"/><text:s text:c="12"/><text:span text:style-name="T1">this.Close();</text:span></text:p>
      <text:p text:style-name="Preformatted_20_Text"><text:bookmark text:name="LC29"/><text:s text:c="8"/><text:span text:style-name="T1">}</text:span></text:p>
      <text:p text:style-name="Preformatted_20_Text"><text:bookmark text:name="LC30"/></text:p>
      <text:p text:style-name="Preformatted_20_Text"><text:bookmark text:name="LC31"/><text:s text:c="8"/><text:span text:style-name="T1">private void button1_Click(object sender, EventArgs e)</text:span></text:p>
      <text:p text:style-name="Preformatted_20_Text"><text:bookmark text:name="LC32"/><text:s text:c="8"/><text:span text:style-name="T1">{</text:span></text:p>
      <text:p text:style-name="Preformatted_20_Text"><text:bookmark text:name="LC33"/><text:s text:c="12"/><text:span text:style-name="T1">SqlConnection con = new SqlConnection("Data Source=(localdb)\\MSSQLLocalDB;Initial Catalog=SMS;Integrated Security=True;Connect Timeout=30;Encrypt=False;TrustServerCertificate=True;ApplicationIntent=ReadWrite;MultiSubnetFailover=False; ");</text:span></text:p>
      <text:p text:style-name="Preformatted_20_Text"><text:bookmark text:name="LC34"/><text:s text:c="12"/></text:p>
      <text:p text:style-name="Preformatted_20_Text"><text:bookmark text:name="LC35"/><text:s text:c="12"/><text:span text:style-name="T1">SqlDataAdapter sda = new SqlDataAdapter("select count(*) from LOGIN where USERNAME='" + textBox1.Text + "' and PASSWORD='" + textBox2.Text + "'", con);</text:span></text:p>
      <text:p text:style-name="Preformatted_20_Text"><text:bookmark text:name="LC36"/><text:s text:c="12"/><text:span text:style-name="T1">DataTable dt = new DataTable();</text:span></text:p>
      <text:p text:style-name="Preformatted_20_Text"><text:bookmark text:name="LC37"/><text:s text:c="12"/><text:span text:style-name="T1">sda.Fill(dt);</text:span></text:p>
      <text:p text:style-name="Preformatted_20_Text"><text:bookmark text:name="LC38"/><text:s text:c="12"/><text:span text:style-name="T1">if (dt.Rows[0][0].ToString() == "1")</text:span></text:p>
      <text:p text:style-name="Preformatted_20_Text"><text:bookmark text:name="LC39"/><text:s text:c="12"/><text:span text:style-name="T1">{</text:span></text:p>
      <text:p text:style-name="Preformatted_20_Text"><text:bookmark text:name="LC40"/><text:s text:c="16"/><text:span text:style-name="T1">this.Hide();</text:span></text:p>
      <text:p text:style-name="Preformatted_20_Text"><text:bookmark text:name="LC41"/></text:p>
      <text:p text:style-name="Preformatted_20_Text"><text:bookmark text:name="LC42"/><text:s text:c="16"/><text:span text:style-name="T1">main_window ss = new main_window();</text:span></text:p>
      <text:p text:style-name="Preformatted_20_Text"><text:bookmark text:name="LC43"/><text:s text:c="16"/><text:span text:style-name="T1">ss.Show();</text:span></text:p>
      <text:p text:style-name="Preformatted_20_Text"><text:bookmark text:name="LC44"/><text:s text:c="12"/><text:span text:style-name="T1">}</text:span></text:p>
      <text:p text:style-name="Preformatted_20_Text"><text:bookmark text:name="LC45"/><text:s text:c="12"/><text:span text:style-name="T1">else</text:span></text:p>
      <text:p text:style-name="Preformatted_20_Text"><text:bookmark text:name="LC46"/><text:s text:c="12"/><text:span text:style-name="T1">{</text:span></text:p>
      <text:p text:style-name="Preformatted_20_Text"><text:bookmark text:name="LC47"/><text:s text:c="16"/><text:span text:style-name="T1">MessageBox.Show("please check your username and password");</text:span></text:p>
      <text:p text:style-name="Preformatted_20_Text"><text:bookmark text:name="LC48"/><text:s text:c="12"/><text:span text:style-name="T1">}</text:span></text:p>
      <text:p text:style-name="Preformatted_20_Text"><text:bookmark text:name="LC49"/><text:s text:c="8"/><text:span text:style-name="T1">}</text:span></text:p>
      <text:p text:style-name="Preformatted_20_Text"><text:bookmark text:name="LC50"/><text:s text:c="4"/><text:span text:style-name="T1">}</text:span></text:p>
      <text:p text:style-name="P2"><text:bookmark text:name="LC51"/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6:17:16.339145700</meta:creation-date>
    <dc:date>2019-02-23T16:17:35.438419210</dc:date>
    <meta:editing-duration>PT20S</meta:editing-duration>
    <meta:editing-cycles>1</meta:editing-cycles>
    <meta:document-statistic meta:table-count="0" meta:image-count="0" meta:object-count="0" meta:page-count="1" meta:paragraph-count="45" meta:word-count="121" meta:character-count="1426" meta:non-whitespace-character-count="1021"/>
    <meta:generator>LibreOffice/6.0.6.2$Linux_X86_64 LibreOffice_project/00m0$Build-2</meta:generator>
  </office:meta>
</office:document-meta>
</file>